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0" calcext:value-type="float">
            <text:p>0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2.5" calcext:value-type="float">
            <text:p>2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3.5" calcext:value-type="float">
            <text:p>3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0" calcext:value-type="float">
            <text:p>0</text:p>
          </table:table-cell>
          <table:table-cell table:style-name="ce70" table:formula="of:=SUM([.U3:.U7])" office:value-type="float" office:value="0" calcext:value-type="float">
            <text:p>0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19:47.6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2T19:19:59.376000000</dc:date>
    <meta:editing-cycles>32</meta:editing-cycles>
    <meta:editing-duration>PT11M10S</meta:editing-duration>
    <meta:document-statistic meta:table-count="5" meta:cell-count="523" meta:object-count="0"/>
  </office:meta>
</office:document-meta>
</file>